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E400000082ABA45FC1.png" manifest:media-type="image/png"/>
  <manifest:file-entry manifest:full-path="Pictures/10001D5B0000178E00000D6E2D32AA8A.svg" manifest:media-type="image/svg+xml"/>
  <manifest:file-entry manifest:full-path="Pictures/1000020100000071000000719FE8D41C.png" manifest:media-type="image/png"/>
  <manifest:file-entry manifest:full-path="Pictures/100023EA00000BB000000BB0282EFC21.svg" manifest:media-type="image/svg+xml"/>
  <manifest:file-entry manifest:full-path="Pictures/100002010000008400000084B6BE01C1.png" manifest:media-type="image/png"/>
  <manifest:file-entry manifest:full-path="Pictures/10000D9900000D9900000D99602FD1A1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Line_20_Style_20_9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26cm" svg:height="4.242cm" svg:x="1.524cm" svg:y="14.801cm">
          <draw:image xlink:href="Pictures/10000D9900000D9900000D99602FD1A1.svg" xlink:type="simple" xlink:show="embed" xlink:actuate="onLoad">
            <text:p text:style-name="P1"><text:span text:style-name="T1">CPU</text:span></text:p>
          </draw:image>
          <draw:image xlink:href="Pictures/100002010000008400000084B6BE01C1.png" xlink:type="simple" xlink:show="embed" xlink:actuate="onLoad"/>
        </draw:frame>
        <draw:frame draw:style-name="gr1" draw:text-style-name="P1" draw:layer="layout" svg:width="4.826cm" svg:height="4.242cm" svg:x="21.082cm" svg:y="14.808cm">
          <draw:image xlink:href="Pictures/10000D9900000D9900000D99602FD1A1.svg" xlink:type="simple" xlink:show="embed" xlink:actuate="onLoad">
            <text:p text:style-name="P1"><text:span text:style-name="T1">CPU</text:span></text:p>
          </draw:image>
          <draw:image xlink:href="Pictures/100002010000008400000084B6BE01C1.png" xlink:type="simple" xlink:show="embed" xlink:actuate="onLoad"/>
        </draw:frame>
        <draw:frame draw:style-name="gr1" draw:text-style-name="P1" draw:layer="layout" svg:width="4.826cm" svg:height="4.242cm" svg:x="14.732cm" svg:y="14.808cm">
          <draw:image xlink:href="Pictures/10000D9900000D9900000D99602FD1A1.svg" xlink:type="simple" xlink:show="embed" xlink:actuate="onLoad">
            <text:p text:style-name="P1"><text:span text:style-name="T1">CPU</text:span></text:p>
          </draw:image>
          <draw:image xlink:href="Pictures/100002010000008400000084B6BE01C1.png" xlink:type="simple" xlink:show="embed" xlink:actuate="onLoad"/>
        </draw:frame>
        <draw:frame draw:style-name="gr1" draw:text-style-name="P1" draw:layer="layout" svg:width="4.826cm" svg:height="4.242cm" svg:x="8.128cm" svg:y="14.808cm">
          <draw:image xlink:href="Pictures/10000D9900000D9900000D99602FD1A1.svg" xlink:type="simple" xlink:show="embed" xlink:actuate="onLoad">
            <text:p text:style-name="P1"><text:span text:style-name="T1">CPU</text:span></text:p>
          </draw:image>
          <draw:image xlink:href="Pictures/100002010000008400000084B6BE01C1.png" xlink:type="simple" xlink:show="embed" xlink:actuate="onLoad"/>
        </draw:frame>
        <draw:frame draw:style-name="gr1" draw:text-style-name="P3" draw:layer="layout" svg:width="5.842cm" svg:height="5.754cm" svg:x="11.43cm" svg:y="-0.166cm">
          <draw:image xlink:href="Pictures/100023EA00000BB000000BB0282EFC21.svg" xlink:type="simple" xlink:show="embed" xlink:actuate="onLoad">
            <text:p text:style-name="P2"><text:span text:style-name="T2">Trace</text:span></text:p>
            <text:p text:style-name="P2"><text:span text:style-name="T2">File</text:span></text:p>
          </draw:image>
          <draw:image xlink:href="Pictures/1000020100000071000000719FE8D41C.png" xlink:type="simple" xlink:show="embed" xlink:actuate="onLoad"/>
        </draw:frame>
        <draw:frame draw:style-name="gr1" draw:text-style-name="P5" draw:layer="layout" svg:width="10.644cm" svg:height="5.334cm" svg:x="9.379cm" svg:y="7.366cm">
          <draw:image xlink:href="Pictures/10001D5B0000178E00000D6E2D32AA8A.svg" xlink:type="simple" xlink:show="embed" xlink:actuate="onLoad">
            <text:p text:style-name="P4"><text:span text:style-name="T3">Vector Address Table</text:span></text:p>
          </draw:image>
          <draw:image xlink:href="Pictures/10000201000000E400000082ABA45FC1.png" xlink:type="simple" xlink:show="embed" xlink:actuate="onLoad"/>
        </draw:frame>
        <draw:line draw:style-name="gr2" draw:text-style-name="P4" draw:layer="layout" svg:x1="14.478cm" svg:y1="5.08cm" svg:x2="14.478cm" svg:y2="7.62cm">
          <text:p/>
        </draw:line>
        <draw:line draw:style-name="gr3" draw:text-style-name="P4" draw:layer="layout" svg:x1="10.922cm" svg:y1="11.938cm" svg:x2="10.922cm" svg:y2="13.462cm">
          <text:p/>
        </draw:line>
        <draw:line draw:style-name="gr3" draw:text-style-name="P4" draw:layer="layout" svg:x1="12.954cm" svg:y1="11.938cm" svg:x2="12.954cm" svg:y2="13.462cm">
          <text:p/>
        </draw:line>
        <draw:line draw:style-name="gr3" draw:text-style-name="P4" draw:layer="layout" svg:x1="15.494cm" svg:y1="11.938cm" svg:x2="15.494cm" svg:y2="13.462cm">
          <text:p/>
        </draw:line>
        <draw:line draw:style-name="gr3" draw:text-style-name="P4" draw:layer="layout" svg:x1="17.78cm" svg:y1="11.938cm" svg:x2="17.78cm" svg:y2="13.462cm">
          <text:p/>
        </draw:line>
        <draw:line draw:style-name="gr3" draw:text-style-name="P4" draw:layer="layout" svg:x1="10.922cm" svg:y1="13.462cm" svg:x2="4.064cm" svg:y2="13.462cm">
          <text:p/>
        </draw:line>
        <draw:line draw:style-name="gr3" draw:text-style-name="P4" draw:layer="layout" svg:x1="12.954cm" svg:y1="13.462cm" svg:x2="12.954cm" svg:y2="13.97cm">
          <text:p/>
        </draw:line>
        <draw:line draw:style-name="gr3" draw:text-style-name="P4" draw:layer="layout" svg:x1="12.954cm" svg:y1="13.97cm" svg:x2="10.668cm" svg:y2="13.97cm">
          <text:p/>
        </draw:line>
        <draw:line draw:style-name="gr3" draw:text-style-name="P4" draw:layer="layout" svg:x1="17.78cm" svg:y1="13.462cm" svg:x2="23.368cm" svg:y2="13.462cm">
          <text:p/>
        </draw:line>
        <draw:line draw:style-name="gr3" draw:text-style-name="P4" draw:layer="layout" svg:x1="15.494cm" svg:y1="13.462cm" svg:x2="15.494cm" svg:y2="13.97cm">
          <text:p/>
        </draw:line>
        <draw:line draw:style-name="gr3" draw:text-style-name="P4" draw:layer="layout" svg:x1="15.494cm" svg:y1="13.97cm" svg:x2="17.018cm" svg:y2="13.97cm">
          <text:p/>
        </draw:line>
        <draw:line draw:style-name="gr2" draw:text-style-name="P4" draw:layer="layout" svg:x1="4.064cm" svg:y1="13.462cm" svg:x2="4.064cm" svg:y2="15.24cm">
          <text:p/>
        </draw:line>
        <draw:line draw:style-name="gr2" draw:text-style-name="P4" draw:layer="layout" svg:x1="10.668cm" svg:y1="13.97cm" svg:x2="10.668cm" svg:y2="15.24cm">
          <text:p/>
        </draw:line>
        <draw:line draw:style-name="gr2" draw:text-style-name="P4" draw:layer="layout" svg:x1="17.018cm" svg:y1="13.97cm" svg:x2="17.018cm" svg:y2="15.24cm">
          <text:p/>
        </draw:line>
        <draw:line draw:style-name="gr2" draw:text-style-name="P4" draw:layer="layout" svg:x1="23.368cm" svg:y1="13.462cm" svg:x2="23.368cm" svg:y2="15.24cm">
          <text:p/>
        </draw:line>
        <draw:line draw:style-name="gr4" draw:text-style-name="P4" draw:layer="layout" svg:x1="3.81cm" svg:y1="18.796cm" svg:x2="3.81cm" svg:y2="20.574cm">
          <text:p/>
        </draw:line>
        <draw:line draw:style-name="gr4" draw:text-style-name="P4" draw:layer="layout" svg:x1="10.668cm" svg:y1="18.796cm" svg:x2="10.668cm" svg:y2="20.574cm">
          <text:p/>
        </draw:line>
        <draw:line draw:style-name="gr4" draw:text-style-name="P4" draw:layer="layout" svg:x1="17.272cm" svg:y1="18.796cm" svg:x2="17.272cm" svg:y2="20.574cm">
          <text:p/>
        </draw:line>
        <draw:line draw:style-name="gr4" draw:text-style-name="P4" draw:layer="layout" svg:x1="23.622cm" svg:y1="18.796cm" svg:x2="23.622cm" svg:y2="20.57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20:30:27.102354032</meta:creation-date>
    <dc:date>2018-04-08T20:44:00.887192264</dc:date>
    <meta:editing-duration>P0D</meta:editing-duration>
    <meta:editing-cycles>1</meta:editing-cycles>
    <meta:document-statistic meta:object-count="48"/>
    <meta:generator>LibreOffice/4.2.8.2$Linux_x86 LibreOffice_project/420m0$Build-2</meta:generator>
  </office:meta>
</office:document-meta>
</file>